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0.210.124.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11:26:58.787000000</meta:creation-date>
    <dc:date>2022-07-22T11:27:08.877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2.1.2$Windows_X86_64 LibreOffice_project/87b77fad49947c1441b67c559c339af8f3517e22</meta:generator>
  </office:meta>
</office:document-meta>
</file>